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4.69pt"/>
    </style:style>
    <style:style style:name="co2" style:family="table-column">
      <style:table-column-properties fo:break-before="auto" style:column-width="141.45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173.96pt"/>
    </style:style>
    <style:style style:name="co5" style:family="table-column">
      <style:table-column-properties fo:break-before="auto" style:column-width="72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APCTestboard Rev. 2 Bill of Materials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Order</text:p>
          </table:table-cell>
          <table:table-cell table:style-name="Default" office:value-type="string" calcext:value-type="string">
            <text:p><text:s/>UNIT PRICE</text:p>
          </table:table-cell>
          <table:table-cell table:style-name="Default" office:value-type="string" calcext:value-type="string">
            <text:p>Order Price</text:p>
          </table:table-cell>
          <table:table-cell/>
        </table:table-row>
        <table:table-row table:style-name="ro2">
          <table:table-cell office:value-type="string" calcext:value-type="string">
            <text:p>IC REG LDO 3.3V 0.1A TSOT23-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1761ES5-3.3#TRMPBFCT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1761ES5-3.3#TRMPB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2.39" calcext:value-type="currency">
            <text:p>$2.39</text:p>
          </table:table-cell>
          <table:table-cell table:formula="of:=[.G4]*[.H4]" office:value-type="currency" office:currency="USD" office:value="7.17" calcext:value-type="currency">
            <text:p>$7.17</text:p>
          </table:table-cell>
          <table:table-cell/>
        </table:table-row>
        <table:table-row table:style-name="ro2">
          <table:table-cell office:value-type="string" calcext:value-type="string">
            <text:p>IC REG LDO 2.5V 0.1A TSOT23-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1761ES5-2.5#TRMPBFCT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1761ES5-2.5#TRMPB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2.39" calcext:value-type="currency">
            <text:p>$2.39</text:p>
          </table:table-cell>
          <table:table-cell table:formula="of:=[.G5]*[.H5]" office:value-type="currency" office:currency="USD" office:value="7.17" calcext:value-type="currency">
            <text:p>$7.17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IC OPAMP DIFF 560MHZ 16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ADA4932-1YCPZ-R7CT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A4932-1YCPZ-R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7.23" calcext:value-type="currency">
            <text:p>$7.23</text:p>
          </table:table-cell>
          <table:table-cell table:formula="of:=[.G7]*[.H7]" office:value-type="currency" office:currency="USD" office:value="21.69" calcext:value-type="currency">
            <text:p>$21.69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IC DAC 8BIT QUAD VOUT 24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334BRUZ-REEL7CT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334BRUZ-REEL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0.47" calcext:value-type="currency">
            <text:p>$10.47</text:p>
          </table:table-cell>
          <table:table-cell table:formula="of:=[.G9]*[.H9]" office:value-type="currency" office:currency="USD" office:value="20.94" calcext:value-type="currency">
            <text:p>$20.94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C/DC WALL MOUNT ADAPTER 5V 6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977-P6P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EPS050100-P6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9.69" calcext:value-type="currency">
            <text:p>$9.69</text:p>
          </table:table-cell>
          <table:table-cell table:formula="of:=[.G11]*[.H11]" office:value-type="currency" office:currency="USD" office:value="9.69" calcext:value-type="currency">
            <text:p>$9.69</text:p>
          </table:table-cell>
          <table:table-cell/>
        </table:table-row>
        <table:table-row table:style-name="ro2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93" calcext:value-type="currency">
            <text:p>$0.93</text:p>
          </table:table-cell>
          <table:table-cell table:formula="of:=[.G12]*[.H12]" office:value-type="currency" office:currency="USD" office:value="2.79" calcext:value-type="currency">
            <text:p>$2.79</text:p>
          </table:table-cell>
          <table:table-cell/>
        </table:table-row>
        <table:table-row table:style-name="ro2">
          <table:table-cell office:value-type="string" calcext:value-type="string">
            <text:p>CONN HEADER .100 SINGL STR 36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12E-36-N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EC36SA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57" calcext:value-type="currency">
            <text:p>$1.57</text:p>
          </table:table-cell>
          <table:table-cell table:formula="of:=[.G13]*[.H13]" office:value-type="currency" office:currency="USD" office:value="6.28" calcext:value-type="currency">
            <text:p>$6.28</text:p>
          </table:table-cell>
          <table:table-cell/>
        </table:table-row>
        <table:table-row table:style-name="ro2">
          <table:table-cell office:value-type="string" calcext:value-type="string">
            <text:p>CONN HEADER 2.54MM 40POS GOL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SBH11-PBPC-D20-ST-B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91" calcext:value-type="currency">
            <text:p>$0.91</text:p>
          </table:table-cell>
          <table:table-cell table:formula="of:=[.G14]*[.H14]" office:value-type="currency" office:currency="USD" office:value="4.55" calcext:value-type="currency">
            <text:p>$4.55</text:p>
          </table:table-cell>
          <table:table-cell/>
        </table:table-row>
        <table:table-row table:style-name="ro2">
          <table:table-cell office:value-type="string" calcext:value-type="string">
            <text:p>1MM UNINSULATED SHORTING PLU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1873-ND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D3082-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78" calcext:value-type="currency">
            <text:p>$0.38</text:p>
          </table:table-cell>
          <table:table-cell table:formula="of:=[.G15]*[.H15]" office:value-type="currency" office:currency="USD" office:value="3.78" calcext:value-type="currency">
            <text:p>$3.78</text:p>
          </table:table-cell>
          <table:table-cell/>
        </table:table-row>
        <table:table-row table:style-name="ro2">
          <table:table-cell office:value-type="string" calcext:value-type="string">
            <text:p>CONN HEADER .050" 4POS DL PCB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9015E-02-N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GRPB022VWVN-R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" office:value-type="currency" office:currency="USD" office:value="0.389" calcext:value-type="currency">
            <text:p>$0.39</text:p>
          </table:table-cell>
          <table:table-cell table:formula="of:=[.G16]*[.H16]" office:value-type="currency" office:currency="USD" office:value="3.89" calcext:value-type="currency">
            <text:p>$3.89</text:p>
          </table:table-cell>
          <table:table-cell/>
        </table:table-row>
        <table:table-row table:style-name="ro2">
          <table:table-cell office:value-type="string" calcext:value-type="string">
            <text:p>CONN SHUNT 1.27MM BLA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1730-ND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M50-19000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08" calcext:value-type="currency">
            <text:p>$0.31</text:p>
          </table:table-cell>
          <table:table-cell table:formula="of:=[.G17]*[.H17]" office:value-type="currency" office:currency="USD" office:value="3.08" calcext:value-type="currency">
            <text:p>$3.08</text:p>
          </table:table-cell>
          <table:table-cell/>
        </table:table-row>
        <table:table-row table:style-name="ro2">
          <table:table-cell office:value-type="string" calcext:value-type="string">
            <text:p>CONN MOD JACK 8P8C R/A UNSHL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1046-ND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57" calcext:value-type="currency">
            <text:p>$0.57</text:p>
          </table:table-cell>
          <table:table-cell table:formula="of:=[.G18]*[.H18]" office:value-type="currency" office:currency="USD" office:value="1.71" calcext:value-type="currency">
            <text:p>$1.71</text:p>
          </table:table-cell>
          <table:table-cell/>
        </table:table-row>
        <table:table-row table:style-name="ro2">
          <table:table-cell office:value-type="string" calcext:value-type="string">
            <text:p>SWITCH SLIDE SPST 0.4VA 20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N1813CT-ND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ES02MSAB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6.4" calcext:value-type="currency">
            <text:p>$6.40</text:p>
          </table:table-cell>
          <table:table-cell table:formula="of:=[.G19]*[.H19]" office:value-type="currency" office:currency="USD" office:value="19.2" calcext:value-type="currency">
            <text:p>$19.20</text:p>
          </table:table-cell>
          <table:table-cell/>
        </table:table-row>
        <table:table-row table:style-name="ro2">
          <table:table-cell office:value-type="string" calcext:value-type="string">
            <text:p>SWITCH SLIDE SPDT 250MA 12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0-1598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1825115-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0.871" calcext:value-type="currency">
            <text:p>$0.87</text:p>
          </table:table-cell>
          <table:table-cell table:formula="of:=[.G20]*[.H20]" office:value-type="currency" office:currency="USD" office:value="13.065" calcext:value-type="currency">
            <text:p>$13.07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 calcext:value-type="string">
            <text:p>RES SMD 49.9 OHM 1% 1/10W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49.9H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EKF49R9V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084" calcext:value-type="currency">
            <text:p>$0.01</text:p>
          </table:table-cell>
          <table:table-cell table:formula="of:=[.G22]*[.H22]" office:value-type="currency" office:currency="USD" office:value="0.84" calcext:value-type="currency">
            <text:p>$0.84</text:p>
          </table:table-cell>
          <table:table-cell/>
        </table:table-row>
        <table:table-row table:style-name="ro2">
          <table:table-cell office:value-type="string" calcext:value-type="string">
            <text:p>RES SMD 100 OHM 1% 1/10W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00H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EKF1000V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084" calcext:value-type="currency">
            <text:p>$0.01</text:p>
          </table:table-cell>
          <table:table-cell table:formula="of:=[.G23]*[.H23]" office:value-type="currency" office:currency="USD" office:value="0.84" calcext:value-type="currency">
            <text:p>$0.84</text:p>
          </table:table-cell>
          <table:table-cell/>
        </table:table-row>
        <table:table-row table:style-name="ro2">
          <table:table-cell office:value-type="string" calcext:value-type="string">
            <text:p>TRIMMER 1K OHM 0.125W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-31TW102CT-ND</text:p>
          </table:table-cell>
          <table:table-cell office:value-type="string" calcext:value-type="string">
            <text:p>Copal Electronics Inc.</text:p>
          </table:table-cell>
          <table:table-cell office:value-type="string" calcext:value-type="string">
            <text:p>SM-31TW10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682" calcext:value-type="currency">
            <text:p>$2.68</text:p>
          </table:table-cell>
          <table:table-cell table:formula="of:=[.G24]*[.H24]" office:value-type="currency" office:currency="USD" office:value="26.82" calcext:value-type="currency">
            <text:p>$26.82</text:p>
          </table:table-cell>
          <table:table-cell/>
        </table:table-row>
        <table:table-row table:style-name="ro2">
          <table:table-cell office:value-type="string" calcext:value-type="string">
            <text:p>TRIMMER 20K OHM 0.125W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-31TW203CT-ND</text:p>
          </table:table-cell>
          <table:table-cell office:value-type="string" calcext:value-type="string">
            <text:p>Copal Electronics Inc.</text:p>
          </table:table-cell>
          <table:table-cell office:value-type="string" calcext:value-type="string">
            <text:p>SM-31TW20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682" calcext:value-type="currency">
            <text:p>$2.68</text:p>
          </table:table-cell>
          <table:table-cell table:formula="of:=[.G25]*[.H25]" office:value-type="currency" office:currency="USD" office:value="26.82" calcext:value-type="currency">
            <text:p>$26.82</text:p>
          </table:table-cell>
          <table:table-cell/>
        </table:table-row>
        <table:table-row table:style-name="ro2">
          <table:table-cell office:value-type="string" calcext:value-type="string">
            <text:p>RES ARRAY ZERO OHM 8 RES 15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1000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XB-2HVR000V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55" calcext:value-type="currency">
            <text:p>$0.55</text:p>
          </table:table-cell>
          <table:table-cell table:formula="of:=[.G26]*[.H26]" office:value-type="currency" office:currency="USD" office:value="5.5" calcext:value-type="currency">
            <text:p>$5.5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 calcext:value-type="string">
            <text:p>CAP CER 1UF 10V 10% X5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21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5R1A105K080AC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86" calcext:value-type="currency">
            <text:p>$0.03</text:p>
          </table:table-cell>
          <table:table-cell table:formula="of:=[.G28]*[.H28]" office:value-type="currency" office:currency="USD" office:value="2.86" calcext:value-type="currency">
            <text:p>$2.86</text:p>
          </table:table-cell>
          <table:table-cell/>
        </table:table-row>
        <table:table-row table:style-name="ro2">
          <table:table-cell table:style-name="ce1"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 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4" office:value-type="currency" office:currency="USD" office:value="0.011" calcext:value-type="currency">
            <text:p>$0.01</text:p>
          </table:table-cell>
          <table:table-cell table:formula="of:=[.G29]*[.H29]" office:value-type="currency" office:currency="USD" office:value="1.1" calcext:value-type="currency">
            <text:p>$1.10</text:p>
          </table:table-cell>
          <table:table-cell/>
        </table:table-row>
        <table:table-row table:style-name="ro2">
          <table:table-cell table:style-name="ce1" office:value-type="string" calcext:value-type="string">
            <text:p>CAP CER 10000PF 50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1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H103K080A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1" calcext:value-type="currency">
            <text:p>$0.01</text:p>
          </table:table-cell>
          <table:table-cell table:formula="of:=[.G30]*[.H30]" office:value-type="currency" office:currency="USD" office:value="1.1" calcext:value-type="currency">
            <text:p>$1.10</text:p>
          </table:table-cell>
          <table:table-cell/>
        </table:table-row>
        <table:table-row table:style-name="ro2">
          <table:table-cell table:style-name="ce1" office:value-type="string" calcext:value-type="string">
            <text:p>CAP CER 1000PF 50V 5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293-1-ND 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102J080A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358" calcext:value-type="currency">
            <text:p>$0.04</text:p>
          </table:table-cell>
          <table:table-cell table:formula="of:=[.G31]*[.H31]" office:value-type="currency" office:currency="USD" office:value="3.58" calcext:value-type="currency">
            <text:p>$3.58</text:p>
          </table:table-cell>
          <table:table-cell/>
        </table:table-row>
        <table:table-row table:style-name="ro2">
          <table:table-cell table:style-name="ce2" office:value-type="string" calcext:value-type="string">
            <text:p>CAP ALUM 10UF 20% 63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958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UR1J100MCL1G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G32]*[.H32]" office:value-type="currency" office:currency="USD" office:value="3.6" calcext:value-type="currency">
            <text:p>$3.60</text:p>
          </table:table-cell>
          <table:table-cell table:style-name="ce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BUMPER CYLINDRICAL 0.75" DIA BL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J5017-0-N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SJ-5017 (BLACK)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currency" office:currency="USD" office:value="0.2105" calcext:value-type="currency">
            <text:p>$0.21</text:p>
          </table:table-cell>
          <table:table-cell table:formula="of:=[.G34]*[.H34]" office:value-type="currency" office:currency="USD" office:value="8.42" calcext:value-type="currency">
            <text:p>$8.42</text:p>
          </table:table-cell>
          <table:table-cell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/>
        </table:table-row>
        <table:table-row table:style-name="ro2">
          <table:table-cell table:number-columns-repeated="7"/>
          <table:table-cell table:style-name="Default"/>
          <table:table-cell table:formula="of:=SUM([.I4:.I34])" office:value-type="currency" office:currency="USD" office:value="206.485" calcext:value-type="currency">
            <text:p>$206.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11:32:57.131426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5T15:46:33.190744332</dc:date>
    <meta:generator>LibreOffice/5.0.0.5$Linux_X86_64 LibreOffice_project/00m0$Build-5</meta:generator>
    <meta:editing-duration>PT12H52M3S</meta:editing-duration>
    <meta:editing-cycles>19</meta:editing-cycles>
    <meta:document-statistic meta:table-count="1" meta:cell-count="236" meta:object-count="0"/>
  </office:meta>
</office:document-meta>
</file>